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ebe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D310: Database Development and Use</text:p>
      <text:p text:style-name="P1">Module 7.<text:span text:style-name="T1">2</text:span> Assignment: Table Queries</text:p>
      <text:p text:style-name="P1">Isaac Ellingson</text:p>
      <text:p text:style-name="P1">11/22/2025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1ebe14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06:34:13.785197921</meta:creation-date>
    <dc:date>2025-11-22T06:36:16.186450159</dc:date>
    <meta:editing-duration>PT2M2S</meta:editing-duration>
    <meta:editing-cycles>1</meta:editing-cycles>
    <meta:document-statistic meta:table-count="0" meta:image-count="0" meta:object-count="0" meta:page-count="1" meta:paragraph-count="4" meta:word-count="13" meta:character-count="97" meta:non-whitespace-character-count="88"/>
    <meta:generator>LibreOffice/24.2.7.2$Linux_X86_64 LibreOffice_project/420$Build-2</meta:generator>
  </office:meta>
</office:document-meta>
</file>